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Standard">
      <style:paragraph-properties fo:break-before="page"/>
    </style:style>
    <style:style style:name="P3" style:family="paragraph" style:parent-style-name="Heading_20_4">
      <style:text-properties officeooo:rsid="002b2f49" officeooo:paragraph-rsid="002b2f49"/>
    </style:style>
    <style:style style:name="P4" style:family="paragraph" style:parent-style-name="Preformatted_20_Text">
      <style:text-properties officeooo:rsid="003c492f" officeooo:paragraph-rsid="003c492f"/>
    </style:style>
    <style:style style:name="P5" style:family="paragraph" style:parent-style-name="Preformatted_20_Text">
      <style:text-properties officeooo:rsid="002b2e8e" officeooo:paragraph-rsid="002b2e8e"/>
    </style:style>
    <style:style style:name="P6" style:family="paragraph" style:parent-style-name="Standard">
      <style:text-properties officeooo:rsid="0024ec09" officeooo:paragraph-rsid="0024ec09"/>
    </style:style>
    <style:style style:name="P7" style:family="paragraph" style:parent-style-name="Standard">
      <style:text-properties fo:font-weight="bold" officeooo:rsid="0024ec09" officeooo:paragraph-rsid="0024ec09" style:font-weight-asian="bold" style:font-weight-complex="bold"/>
    </style:style>
    <style:style style:name="P8" style:family="paragraph" style:parent-style-name="Standard">
      <style:text-properties fo:font-weight="bold" officeooo:rsid="002b2e8e" officeooo:paragraph-rsid="002b2e8e" style:font-weight-asian="bold" style:font-weight-complex="bold"/>
    </style:style>
    <style:style style:name="P9" style:family="paragraph" style:parent-style-name="Standard">
      <style:text-properties fo:font-weight="bold" officeooo:rsid="003c492f" officeooo:paragraph-rsid="003c492f" style:font-weight-asian="bold" style:font-weight-complex="bold"/>
    </style:style>
    <style:style style:name="P10" style:family="paragraph" style:parent-style-name="Standard">
      <style:text-properties fo:font-weight="bold" officeooo:rsid="003faa15" officeooo:paragraph-rsid="003faa15" style:font-weight-asian="bold" style:font-weight-complex="bold"/>
    </style:style>
    <style:style style:name="P11" style:family="paragraph" style:parent-style-name="Standard">
      <style:text-properties fo:font-weight="bold" officeooo:rsid="003fbf9b" officeooo:paragraph-rsid="003fbf9b" style:font-weight-asian="bold" style:font-weight-complex="bold"/>
    </style:style>
    <style:style style:name="P12" style:family="paragraph" style:parent-style-name="Standard">
      <style:text-properties officeooo:rsid="002b2e8e" officeooo:paragraph-rsid="002b2e8e"/>
    </style:style>
    <style:style style:name="P13" style:family="paragraph" style:parent-style-name="Standard">
      <style:text-properties officeooo:rsid="003c492f" officeooo:paragraph-rsid="003c492f"/>
    </style:style>
    <style:style style:name="P14" style:family="paragraph" style:parent-style-name="Standard">
      <style:text-properties officeooo:rsid="003faa15" officeooo:paragraph-rsid="003faa15"/>
    </style:style>
    <style:style style:name="P15" style:family="paragraph" style:parent-style-name="Standard">
      <style:text-properties officeooo:rsid="003fbf9b" officeooo:paragraph-rsid="003fbf9b"/>
    </style:style>
    <style:style style:name="P16" style:family="paragraph" style:parent-style-name="Standard">
      <style:text-properties officeooo:paragraph-rsid="004414c9"/>
    </style:style>
    <style:style style:name="P17" style:family="paragraph" style:parent-style-name="Standard">
      <style:text-properties officeooo:rsid="004cda1e" officeooo:paragraph-rsid="004cda1e"/>
    </style:style>
    <style:style style:name="P18" style:family="paragraph" style:parent-style-name="Text_20_body">
      <style:text-properties officeooo:rsid="002b2e8e" officeooo:paragraph-rsid="002b2e8e"/>
    </style:style>
    <style:style style:name="P19" style:family="paragraph" style:parent-style-name="Text_20_body">
      <style:text-properties officeooo:rsid="002b2f49" officeooo:paragraph-rsid="002b2f49"/>
    </style:style>
    <style:style style:name="P20" style:family="paragraph" style:parent-style-name="Text_20_body">
      <style:text-properties fo:font-weight="bold" officeooo:rsid="002b2f49" officeooo:paragraph-rsid="002b2f49" style:font-weight-asian="bold" style:font-weight-complex="bold"/>
    </style:style>
    <style:style style:name="P21" style:family="paragraph" style:parent-style-name="Text_20_body">
      <style:text-properties officeooo:paragraph-rsid="004414c9"/>
    </style:style>
    <style:style style:name="P22" style:family="paragraph" style:parent-style-name="Heading_20_3">
      <style:paragraph-properties fo:break-before="page"/>
    </style:style>
    <style:style style:name="P23" style:family="paragraph" style:parent-style-name="Heading_20_2">
      <style:paragraph-properties fo:break-before="page"/>
    </style:style>
    <style:style style:name="P24" style:family="paragraph" style:parent-style-name="Preformatted_20_Text">
      <style:text-properties officeooo:paragraph-rsid="0071d193"/>
    </style:style>
    <style:style style:name="P25" style:family="paragraph" style:parent-style-name="Preformatted_20_Text">
      <style:text-properties officeooo:rsid="00791e07" officeooo:paragraph-rsid="00791e07"/>
    </style:style>
    <style:style style:name="P26" style:family="paragraph" style:parent-style-name="Preformatted_20_Text">
      <style:paragraph-properties fo:margin-top="0cm" fo:margin-bottom="0.499cm" loext:contextual-spacing="false"/>
    </style:style>
    <style:style style:name="P27" style:family="paragraph" style:parent-style-name="Standard" style:list-style-name="L1"/>
    <style:style style:name="P28" style:family="paragraph" style:parent-style-name="Standard" style:list-style-name="L2"/>
    <style:style style:name="P29" style:family="paragraph" style:parent-style-name="Standard">
      <style:text-properties officeooo:rsid="004cda1e" officeooo:paragraph-rsid="004cda1e"/>
    </style:style>
    <style:style style:name="P30" style:family="paragraph" style:parent-style-name="Standard">
      <style:text-properties officeooo:rsid="004cda1e" officeooo:paragraph-rsid="0051bbc9"/>
    </style:style>
    <style:style style:name="P31" style:family="paragraph" style:parent-style-name="Standard">
      <style:text-properties officeooo:rsid="00533e9a" officeooo:paragraph-rsid="00533e9a"/>
    </style:style>
    <style:style style:name="P32" style:family="paragraph" style:parent-style-name="Standard">
      <style:text-properties fo:font-weight="bold" style:font-weight-asian="bold" style:font-weight-complex="bold"/>
    </style:style>
    <style:style style:name="P33" style:family="paragraph" style:parent-style-name="Standard">
      <style:text-properties fo:font-weight="bold" officeooo:rsid="00533e9a" officeooo:paragraph-rsid="00533e9a" style:font-weight-asian="bold" style:font-weight-complex="bold"/>
    </style:style>
    <style:style style:name="P34" style:family="paragraph" style:parent-style-name="Standard">
      <style:text-properties fo:font-weight="bold" officeooo:rsid="0056f814" officeooo:paragraph-rsid="0056f814" style:font-weight-asian="bold" style:font-weight-complex="bold"/>
    </style:style>
    <style:style style:name="P35" style:family="paragraph" style:parent-style-name="Standard">
      <style:text-properties fo:font-weight="bold" officeooo:rsid="0069521f" officeooo:paragraph-rsid="0069521f" style:font-weight-asian="bold" style:font-weight-complex="bold"/>
    </style:style>
    <style:style style:name="P36" style:family="paragraph" style:parent-style-name="Standard">
      <style:text-properties officeooo:rsid="0056f814" officeooo:paragraph-rsid="0056f814"/>
    </style:style>
    <style:style style:name="P37" style:family="paragraph" style:parent-style-name="Standard">
      <style:text-properties officeooo:paragraph-rsid="0056f814"/>
    </style:style>
    <style:style style:name="P38" style:family="paragraph" style:parent-style-name="Standard">
      <style:text-properties officeooo:rsid="005fc31d" officeooo:paragraph-rsid="005fc31d"/>
    </style:style>
    <style:style style:name="P39" style:family="paragraph" style:parent-style-name="Standard">
      <style:text-properties style:font-name="Liberation Mono" officeooo:rsid="005fc31d" officeooo:paragraph-rsid="005fc31d"/>
    </style:style>
    <style:style style:name="P40" style:family="paragraph" style:parent-style-name="Standard">
      <style:text-properties style:font-name="Liberation Mono" officeooo:rsid="0063dd3a" officeooo:paragraph-rsid="0063dd3a"/>
    </style:style>
    <style:style style:name="P41" style:family="paragraph" style:parent-style-name="Standard">
      <style:text-properties officeooo:rsid="0063dd3a" officeooo:paragraph-rsid="0063dd3a"/>
    </style:style>
    <style:style style:name="P42" style:family="paragraph" style:parent-style-name="Standard">
      <style:text-properties officeooo:rsid="0069521f" officeooo:paragraph-rsid="0069521f"/>
    </style:style>
    <style:style style:name="P43" style:family="paragraph" style:parent-style-name="Standard">
      <style:paragraph-properties fo:break-before="page"/>
      <style:text-properties officeooo:rsid="005fc31d" officeooo:paragraph-rsid="005fc31d"/>
    </style:style>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text-properties officeooo:rsid="004cda1e" officeooo:paragraph-rsid="004cda1e"/>
    </style:style>
    <style:style style:name="P50" style:family="paragraph" style:parent-style-name="Text_20_body" style:list-style-name="L8"/>
    <style:style style:name="P51" style:family="paragraph" style:parent-style-name="Text_20_body">
      <style:text-properties officeooo:rsid="005fc31d" officeooo:paragraph-rsid="005fc31d"/>
    </style:style>
    <style:style style:name="P52" style:family="paragraph" style:parent-style-name="Text_20_body">
      <style:text-properties officeooo:rsid="0063dd3a" officeooo:paragraph-rsid="0063dd3a"/>
    </style:style>
    <style:style style:name="P53" style:family="paragraph" style:parent-style-name="Text_20_body">
      <style:text-properties officeooo:rsid="0069521f" officeooo:paragraph-rsid="0069521f"/>
    </style:style>
    <style:style style:name="P54" style:family="paragraph" style:parent-style-name="Text_20_body">
      <style:text-properties style:font-name="Liberation Mono" officeooo:rsid="0069521f" officeooo:paragraph-rsid="0069521f"/>
    </style:style>
    <style:style style:name="P55" style:family="paragraph" style:parent-style-name="Text_20_body">
      <style:text-properties officeooo:rsid="0071d193" officeooo:paragraph-rsid="0071d193"/>
    </style:style>
    <style:style style:name="P56" style:family="paragraph" style:parent-style-name="Text_20_body">
      <style:text-properties fo:font-weight="bold" officeooo:rsid="0071d193" officeooo:paragraph-rsid="0071d193" style:font-weight-asian="bold" style:font-weight-complex="bold"/>
    </style:style>
    <style:style style:name="P57" style:family="paragraph" style:parent-style-name="Text_20_body" style:list-style-name="L9"/>
    <style:style style:name="P58" style:family="paragraph" style:parent-style-name="Text_20_body">
      <style:text-properties officeooo:paragraph-rsid="0071d193"/>
    </style:style>
    <style:style style:name="P59" style:family="paragraph" style:parent-style-name="Text_20_body">
      <style:text-properties officeooo:rsid="00791e07" officeooo:paragraph-rsid="00791e07"/>
    </style:style>
    <style:style style:name="P60" style:family="paragraph" style:parent-style-name="Text_20_body" style:list-style-name="L3">
      <style:paragraph-properties fo:margin-top="0cm" fo:margin-bottom="0cm" loext:contextual-spacing="false"/>
    </style:style>
    <style:style style:name="P61" style:family="paragraph" style:parent-style-name="Text_20_body" style:list-style-name="L4">
      <style:paragraph-properties fo:margin-top="0cm" fo:margin-bottom="0cm" loext:contextual-spacing="false"/>
    </style:style>
    <style:style style:name="P62" style:family="paragraph" style:parent-style-name="Text_20_body" style:list-style-name="L5">
      <style:paragraph-properties fo:margin-top="0cm" fo:margin-bottom="0cm" loext:contextual-spacing="false"/>
    </style:style>
    <style:style style:name="P63" style:family="paragraph" style:parent-style-name="Text_20_body" style:list-style-name="L8">
      <style:paragraph-properties fo:margin-top="0cm" fo:margin-bottom="0cm" loext:contextual-spacing="false"/>
    </style:style>
    <style:style style:name="P64" style:family="paragraph" style:parent-style-name="Text_20_body" style:list-style-name="L9">
      <style:paragraph-properties fo:margin-top="0cm" fo:margin-bottom="0cm" loext:contextual-spacing="false"/>
    </style:style>
    <style:style style:name="P65" style:family="paragraph" style:parent-style-name="Text_20_body">
      <style:paragraph-properties fo:break-before="page"/>
      <style:text-properties officeooo:rsid="0069521f" officeooo:paragraph-rsid="0069521f"/>
    </style:style>
    <style:style style:name="P66" style:family="paragraph" style:parent-style-name="Text_20_body">
      <style:paragraph-properties fo:break-before="page"/>
      <style:text-properties officeooo:rsid="00791e07" officeooo:paragraph-rsid="00791e07"/>
    </style:style>
    <style:style style:name="T1" style:family="text">
      <style:text-properties style:font-name="Liberation Serif"/>
    </style:style>
    <style:style style:name="T2" style:family="text">
      <style:text-properties style:font-name="Liberation Serif" officeooo:rsid="0037653d"/>
    </style:style>
    <style:style style:name="T3" style:family="text">
      <style:text-properties style:font-name="Liberation Serif" officeooo:rsid="0042890b"/>
    </style:style>
    <style:style style:name="T4" style:family="text">
      <style:text-properties style:font-name="Liberation Serif" officeooo:rsid="004414c9"/>
    </style:style>
    <style:style style:name="T5" style:family="text">
      <style:text-properties style:font-name="Liberation Serif" officeooo:rsid="0049f54e"/>
    </style:style>
    <style:style style:name="T6" style:family="text">
      <style:text-properties officeooo:rsid="0051bbc9"/>
    </style:style>
    <style:style style:name="T7" style:family="text">
      <style:text-properties officeooo:rsid="0056f814"/>
    </style:style>
    <style:style style:name="T8" style:family="text">
      <style:text-properties officeooo:rsid="005871bb"/>
    </style:style>
    <style:style style:name="T9" style:family="text">
      <style:text-properties officeooo:rsid="005c0bee"/>
    </style:style>
    <style:style style:name="T10" style:family="text">
      <style:text-properties officeooo:rsid="005cdffd"/>
    </style:style>
    <style:style style:name="T11" style:family="text">
      <style:text-properties officeooo:rsid="006cd7f7"/>
    </style:style>
    <style:style style:name="T12" style:family="text">
      <style:text-properties style:font-name="Liberation Serif" officeooo:rsid="006cd7f7"/>
    </style:style>
    <style:style style:name="T13" style:family="text">
      <style:text-properties officeooo:rsid="0071d193"/>
    </style:style>
    <style:style style:name="T14" style:family="text">
      <style:text-properties officeooo:rsid="0079b68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Strong_20_Emphasis">roll your own</text:span> or <text:span text:style-name="Strong_20_Emphasis">RYO</text:span>. Back in the earlier days of embedded Linux, this was the only way to create a root filesystem. </text:p>
      <text:p text:style-name="Standard"/>
      <text:p text:style-name="Standard">The kernel will get a root filesystem, either an <text:span text:style-name="Source_20_Text">initramfs</text:span>, passed as a pointer from the bootloader, or by mounting the block device given on the kernel command line by the <text:span text:style-name="Source_20_Text">root=</text:span> parameter. Once it has a root filesystem, the kernel will execute the first program, by default named init.</text:p>
      <text:p text:style-name="Standard"/>
      <text:p text:style-name="Standard"/>
      <text:p text:style-name="Standard">It is up to the init program to begin starting other programs and so bring the system to life.</text:p>
      <text:p text:style-name="Standard"/>
      <text:p text:style-name="Standard"/>
      <text:p text:style-name="Text_20_body">To make a minimal root filesystem, you need these components:</text:p>
      <text:list xml:id="list27705917" text:style-name="L1">
        <text:list-item>
          <text:p text:style-name="P27"><text:span text:style-name="Strong_20_Emphasis">init</text:span>: This is the program that starts everything off, usually by running a series of scripts. </text:p>
        </text:list-item>
      </text:list>
      <text:p text:style-name="Standard"/>
      <text:list xml:id="list784026096" text:style-name="L2">
        <text:list-item>
          <text:p text:style-name="P28"><text:span text:style-name="Strong_20_Emphasis">Shell</text:span>: You need a shell to give you a command prompt but, more importantly, also to run the shell scripts called by init and other programs.</text:p>
        </text:list-item>
        <text:list-item>
          <text:p text:style-name="P28"><text:span text:style-name="Strong_20_Emphasis">Daemons</text:span>: A daemon is a background program that provides a service to others. Good examples are the <text:span text:style-name="Strong_20_Emphasis">system log daemon</text:span> (<text:span text:style-name="Strong_20_Emphasis">syslogd</text:span>) and the <text:span text:style-name="Strong_20_Emphasis">secure shell daemon</text:span> (<text:span text:style-name="Strong_20_Emphasis">sshd</text:span>). The init program must start the initial population of daemons to support the main system applications. In fact, init is itself a daemon: it is the daemon that provides the service of launching other daemons.</text:p>
        </text:list-item>
        <text:list-item>
          <text:p text:style-name="P28"><text:span text:style-name="Strong_20_Emphasis">Shared libraries</text:span>: Most programs are linked with shared libraries, and so they must be present in the root filesystem.</text:p>
        </text:list-item>
        <text:list-item>
          <text:p text:style-name="P28"><text:span text:style-name="Strong_20_Emphasis">Configuration files</text:span>: The configuration for init and other daemons is stored in a series of text files, usually in the <text:span text:style-name="Source_20_Text">/etc</text:span> directory.</text:p>
        </text:list-item>
        <text:list-item>
          <text:p text:style-name="P28"><text:span text:style-name="Strong_20_Emphasis">Device nodes</text:span>: These are the special files that give access to various device drivers.</text:p>
        </text:list-item>
        <text:list-item>
          <text:p text:style-name="P28"><text:span text:style-name="Source_20_Text">/proc</text:span> and <text:span text:style-name="Source_20_Text">/sys</text:span>: These two pseudo filesystems represent kernel data structures as a hierarchy of directories and files. Many programs and library functions depend on proc and sys.</text:p>
        </text:list-item>
        <text:list-item>
          <text:p text:style-name="P28"><text:span text:style-name="Strong_20_Emphasis">Kernel modules</text:span>: If you have configured some parts of your kernel to be modules, they need to be installed in the root filesystem, usually in <text:span text:style-name="Source_20_Text">/lib/modules/[kernel version]</text:span>.</text:p>
        </text:list-item>
      </text:list>
      <text:p text:style-name="Standard"/>
      <text:p text:style-name="Text_20_body">In addition, there are the device-specific applications that make the device do the job it is intended for, and also the run-time data files that they generate.</text:p>
      <text:p text:style-name="Standard"/>
      <text:p text:style-name="P2">The basic layout of a Linux system is defined in the <text:span text:style-name="Strong_20_Emphasis">Filesystem Hierarchy Standard</text:span> (<text:span text:style-name="Strong_20_Emphasis">FHS</text:span>)</text:p>
      <text:p text:style-name="Standard"/>
      <text:p text:style-name="Standard">The FHS covers all the implementations of Linux operating systems from the largest to the smallest. Embedded devices tend to use a subset based on their needs , but it usually includes the following:</text:p>
      <text:p text:style-name="Standard"/>
      <text:list xml:id="list331393847" text:style-name="L3">
        <text:list-item>
          <text:p text:style-name="P60"><text:span text:style-name="Source_20_Text">/bin</text:span>: Programs essential for all users</text:p>
        </text:list-item>
        <text:list-item>
          <text:p text:style-name="P60"><text:span text:style-name="Source_20_Text">/dev</text:span>: Device nodes and other special files</text:p>
        </text:list-item>
        <text:list-item>
          <text:p text:style-name="P60"><text:span text:style-name="Source_20_Text">/etc</text:span>: System configuration files</text:p>
        </text:list-item>
        <text:list-item>
          <text:p text:style-name="P60"><text:span text:style-name="Source_20_Text">/lib</text:span>: Essential shared libraries, for example, those that make up the C-library</text:p>
        </text:list-item>
        <text:list-item>
          <text:p text:style-name="P60"><text:span text:style-name="Source_20_Text">/proc</text:span>: The <text:span text:style-name="Source_20_Text">proc</text:span> filesystem</text:p>
        </text:list-item>
        <text:list-item>
          <text:p text:style-name="P60"><text:span text:style-name="Source_20_Text">/sbin</text:span>: Programs essential to the system administrator</text:p>
        </text:list-item>
        <text:list-item>
          <text:p text:style-name="P60"><text:span text:style-name="Source_20_Text">/sys</text:span>: The <text:span text:style-name="Source_20_Text">sysfs</text:span> filesystem</text:p>
        </text:list-item>
        <text:list-item>
          <text:p text:style-name="P60"><text:span text:style-name="Source_20_Text">/tmp</text:span>: A place to put temporary or volatile files</text:p>
        </text:list-item>
        <text:list-item>
          <text:p text:style-name="P60"><text:span text:style-name="Source_20_Text">/usr</text:span>: Additional programs, libraries, and system administrator utilities, in the directories <text:span text:style-name="Source_20_Text">/usr/bin</text:span>, <text:span text:style-name="Source_20_Text">/usr/lib</text:span> and <text:span text:style-name="Source_20_Text">/usr/sbin</text:span>, respectively</text:p>
        </text:list-item>
        <text:list-item>
          <text:p text:style-name="P44"><text:span text:style-name="Source_20_Text">/var</text:span>: A hierarchy of files and directories that may be modified at runtime, for example, log messages, some of which must be retained after boot</text:p>
        </text:list-item>
      </text:list>
      <text:p text:style-name="Standard"/>
      <text:p text:style-name="Standard">You should begin by creating a <text:span text:style-name="Strong_20_Emphasis">staging</text:span> directory on your host computer where you can assemble the files that will eventually be transferred to the target. </text:p>
      <text:p text:style-name="Standard"/>
      <text:p text:style-name="Standard">You need to create a <text:span text:style-name="Emphasis">skeleton</text:span> directory structure in it</text:p>
      <text:p text:style-name="Standard"/>
      <text:p text:style-name="Standard"/>
      <text:p text:style-name="Standard"/>
      <text:p text:style-name="P7">Permissions</text:p>
      <text:p text:style-name="P6">Each file and directory also has an owner and belongs to exactly one group. The level of access a process has to a file or directory is controlled by a set of access permission flags, called the <text:span text:style-name="Strong_20_Emphasis">mode</text:span> of the file.</text:p>
      <text:p text:style-name="P6"/>
      <text:p text:style-name="P6">group of three bits that have special meanings:</text:p>
      <text:p text:style-name="P6"/>
      <text:list xml:id="list3933987935" text:style-name="L4">
        <text:list-item>
          <text:p text:style-name="P61"><text:span text:style-name="Strong_20_Emphasis">SUID (4)</text:span>: If the file is executable, it changes the effective UID of the process to that of the owner of the file when the program is run.</text:p>
        </text:list-item>
        <text:list-item>
          <text:p text:style-name="P61"><text:span text:style-name="Strong_20_Emphasis">SGID (2)</text:span>: Similar to SUID, this changes the effective GID of the process to that of the group of the file.</text:p>
        </text:list-item>
        <text:list-item>
          <text:p text:style-name="P45"><text:span text:style-name="Strong_20_Emphasis">Sticky (1)</text:span>: In a directory, this restricts deletion so that one user cannot delete files that are owned by another user. This is usually set on <text:span text:style-name="Source_20_Text">/tmp</text:span> and <text:span text:style-name="Source_20_Text">/var/tmp</text:span>.</text:p>
        </text:list-item>
      </text:list>
      <text:p text:style-name="Standard"/>
      <text:p text:style-name="Standard">The SUID bit is probably used most often . It gives non-root users a temporary privilege escalation to superuser to perform a task. </text:p>
      <text:p text:style-name="Standard"/>
      <text:p text:style-name="Standard"/>
      <text:p text:style-name="Standard">For security and stability reasons, it is vitally important to pay attention to the ownership and permissions of the files that will be placed on the target device. </text:p>
      <text:p text:style-name="Standard"><text:span text:style-name="Source_20_Text">/dev/mem</text:span> should be owned by root, belong to the root group, and have a mode of 600, which denies read and write access to all but the owner.</text:p>
      <text:p text:style-name="Standard"/>
      <text:h text:style-name="Heading_20_3" text:outline-level="3"><text:soft-page-break/>Programs for the root filesystem</text:h>
      <text:p text:style-name="Standard"/>
      <text:p text:style-name="Standard"/>
      <text:p text:style-name="P8">Init</text:p>
      <text:p text:style-name="P12"/>
      <text:p text:style-name="P8">Shell</text:p>
      <text:p text:style-name="P18">There are various shells in common use in embedded systems:</text:p>
      <text:list xml:id="list687380715" text:style-name="L5">
        <text:list-item>
          <text:p text:style-name="P62"><text:span text:style-name="Strong_20_Emphasis">bash</text:span>: This is the big beast that we all know and love from desktop Linux. It is a superset of the Unix Bourne shell with many extensions or <text:span text:style-name="Emphasis">bashisms</text:span>.</text:p>
        </text:list-item>
        <text:list-item>
          <text:p text:style-name="P62"><text:span text:style-name="Strong_20_Emphasis">ash</text:span>: Also based on the Bourne shell, it has a long history with the BSD variants of Unix. BusyBox has a version of <text:span text:style-name="Source_20_Text">ash</text:span>, which has been extended to make it more compatible with <text:span text:style-name="Source_20_Text">bash</text:span>. It is much smaller than <text:span text:style-name="Source_20_Text">bash</text:span>, and hence it is a very popular choice for embedded systems.</text:p>
        </text:list-item>
        <text:list-item>
          <text:p text:style-name="P46"><text:span text:style-name="Strong_20_Emphasis">hush</text:span>: This is a very small shell. It is useful on devices with very little memory. There is a version of hush in BusyBox.</text:p>
        </text:list-item>
      </text:list>
      <text:p text:style-name="P20">Utilities</text:p>
      <text:p text:style-name="P19">To make a shell useful, you need the utility programs that the Unix command line is based on. Even for a basic root filesystem, you need approximately 50 utilities, which presents two problems. Firstly, tracking down the source code for each one and cross-compiling it would be quite a big job. Secondly, the resulting collection of programs would take up several tens of megabytes.</text:p>
      <text:p text:style-name="P19"/>
      <text:p text:style-name="P19"/>
      <text:p text:style-name="P19">BusyBox was written from scratch to perform the essential functions of those essential Linux utilities. The developers took advantage of the 80:20 rule: the most useful 80% of a program is implemented in 20% of the code. Hence, BusyBox tools implement a subset of the functions of the desktop equivalents, but they do enough of it to be useful in the majority of cases.</text:p>
      <text:p text:style-name="P19"/>
      <text:p text:style-name="P19">Another trick BusyBox employs is to combine all the tools together into a single binary, making it easy to share code between them. It works like this: BusyBox is a collection of applets, each of which exports its main function in the form <text:span text:style-name="Source_20_Text">[applet]_main</text:span>. For example, the <text:span text:style-name="Source_20_Text">cat</text:span> command is implemented in <text:span text:style-name="Source_20_Text">coreutils/cat.c</text:span> and exports <text:span text:style-name="Source_20_Text">cat_main</text:span>. The <text:span text:style-name="Source_20_Text">main</text:span> function of BusyBox itself dispatches the call to the correct applet, based on the command-line arguments.</text:p>
      <text:p text:style-name="P19">$ busybox cat my_file.txt</text:p>
      <text:p text:style-name="P19"/>
      <text:p text:style-name="P19">A better way to get BusyBox to run the <text:span text:style-name="Source_20_Text">cat</text:span> applet is to create a symbolic link from <text:span text:style-name="Source_20_Text">/bin/cat</text:span> to <text:span text:style-name="Source_20_Text">/bin/busybox.</text:span></text:p>
      <text:p text:style-name="P19"><text:span text:style-name="Source_20_Text"><text:span text:style-name="T1"/></text:span></text:p>
      <text:p text:style-name="P19"><text:span text:style-name="Source_20_Text"><text:span text:style-name="T1">BusyBox has over three hundred applets including an init program, several shells of varying levels of complexity, and utilities for most admin tasks. There is even a simple version of the </text:span></text:span><text:span text:style-name="Source_20_Text">vi</text:span><text:span text:style-name="Source_20_Text"><text:span text:style-name="T1"> editor, so you can change text files on your device.</text:span></text:span></text:p>
      <text:p text:style-name="P19"><text:soft-page-break/><text:span text:style-name="Source_20_Text"><text:span text:style-name="T1"/></text:span></text:p>
      <text:h text:style-name="P3" text:outline-level="4"><text:span text:style-name="Source_20_Text"><text:span text:style-name="T1">Building BusyBox</text:span></text:span></text:h>
      <text:p text:style-name="Text_20_body">BusyBox uses the same <text:span text:style-name="Source_20_Text">Kconfig</text:span> and <text:span text:style-name="Source_20_Text">Kbuild</text:span> system as the kernel, so cross compiling is straightforward. </text:p>
      <text:p text:style-name="P19"><text:span text:style-name="Source_20_Text"><text:span text:style-name="T1"/></text:span></text:p>
      <text:p text:style-name="P19"><text:span text:style-name="Source_20_Text"><text:span text:style-name="T1">$ git clone git://busybox.net/busybox.git</text:span></text:span></text:p>
      <text:p text:style-name="P19"><text:span text:style-name="Source_20_Text"><text:span text:style-name="T1">$ cd busybox</text:span></text:span></text:p>
      <text:p text:style-name="P19"><text:span text:style-name="Source_20_Text"><text:span text:style-name="T1">$ git checkout 1_26_2</text:span></text:span></text:p>
      <text:p text:style-name="P19"><text:span text:style-name="Source_20_Text"><text:span text:style-name="T1"/></text:span></text:p>
      <text:p text:style-name="P19"><text:span text:style-name="Source_20_Text"><text:span text:style-name="T1">$ make distclean</text:span></text:span></text:p>
      <text:p text:style-name="P19"><text:span text:style-name="Source_20_Text"><text:span text:style-name="T1">$ make defconfig</text:span></text:span></text:p>
      <text:p text:style-name="P19"><text:span text:style-name="Source_20_Text"><text:span text:style-name="T1"/></text:span></text:p>
      <text:p text:style-name="P19"><text:span text:style-name="Source_20_Text"><text:span text:style-name="T1">$ make ARCH=arm CROSS_COMPILE=arm-cortex_a8-linux-gnueabihf-</text:span></text:span></text:p>
      <text:p text:style-name="P19"><text:span text:style-name="Source_20_Text"><text:span text:style-name="T1"/></text:span></text:p>
      <text:p text:style-name="P19"><text:span text:style-name="Source_20_Text"><text:span text:style-name="T1">$ make ARCH=arm CROSS_COMPILE=arm-cortex_a8-linux-gnueabihf- install</text:span></text:span></text:p>
      <text:p text:style-name="P19"><text:span text:style-name="Source_20_Text"><text:span text:style-name="T2"/></text:span></text:p>
      <text:p text:style-name="P19"><text:span text:style-name="Source_20_Text"><text:span text:style-name="T2">T</text:span></text:span><text:span text:style-name="Source_20_Text"><text:span text:style-name="T1">he result is the executable, </text:span></text:span><text:span text:style-name="Source_20_Text">busybox</text:span><text:span text:style-name="Source_20_Text"><text:span text:style-name="T1">. For a default configuration build like this, the size is about 900 KiB.</text:span></text:span></text:p>
      <text:p text:style-name="P12"/>
      <text:p text:style-name="P12"/>
      <text:p text:style-name="P12"/>
      <text:p text:style-name="P9">Reducing the size</text:p>
      <text:p text:style-name="P13"/>
      <text:p text:style-name="P4"><text:span text:style-name="Strong_20_Emphasis">$ arm-cortex_a8-linux-gnueabihf-strip rootfs/lib/libc-2.22.so</text:span></text:p>
      <text:p text:style-name="P13"/>
      <text:p text:style-name="P13"/>
      <text:p text:style-name="P13">Some symbols are required by the module loader to relocate the module code, and so the module will fail to load if they are stripped out. Use this command to remove debug symbols while keeping those used for relocation: <text:span text:style-name="Source_20_Text">strip --strip-unneeded &lt;module name&gt;</text:span>.</text:p>
      <text:p text:style-name="P13"/>
      <text:p text:style-name="P10">Device nodes</text:p>
      <text:p text:style-name="P14"/>
      <text:p text:style-name="P12">In a really minimal root filesystem, you need just two nodes to boot with BusyBox: <text:span text:style-name="Source_20_Text">console</text:span> and <text:span text:style-name="Source_20_Text">null</text:span>. The console only needs to be accessible to <text:span text:style-name="Source_20_Text">root</text:span>, the owner of the device node, so the access permissions are <text:span text:style-name="Source_20_Text">600</text:span>. The null device should be readable and writable by everyone, so the mode is <text:span text:style-name="Source_20_Text">666</text:span>. You can use the <text:span text:style-name="Source_20_Text">-m</text:span> option for <text:span text:style-name="Source_20_Text">mknod</text:span> to set the mode when creating the node. You need to be <text:span text:style-name="Source_20_Text">root</text:span> to create device nodes.</text:p>
      <text:p text:style-name="P12"/>
      <text:p text:style-name="P5"><text:span text:style-name="Strong_20_Emphasis">$ sudo mknod -m 666 dev/null c 1 3</text:span></text:p>
      <text:p text:style-name="P5"><text:span text:style-name="Strong_20_Emphasis">$ sudo mknod -m 600 dev/console c 5 1</text:span></text:p>
      <text:p text:style-name="P12"/>
      <text:p text:style-name="P11"><text:soft-page-break/>proc and sysfs</text:p>
      <text:p text:style-name="P15"/>
      <text:p text:style-name="Standard"><text:span text:style-name="Source_20_Text">proc</text:span> and <text:span text:style-name="Source_20_Text">sysfs</text:span> are two pseudo filesystems that give a window onto the inner workings of the kernel. They both represent kernel data as files in a hierarchy of directories.</text:p>
      <text:p text:style-name="Standard"/>
      <text:p text:style-name="Standard">The <text:span text:style-name="Source_20_Text">proc</text:span> and <text:span text:style-name="Source_20_Text">sysfs</text:span> filesystems should be mounted on the directories called <text:span text:style-name="Source_20_Text">/proc</text:span> and <text:span text:style-name="Source_20_Text">/sys.</text:span></text:p>
      <text:p text:style-name="Standard"><text:span text:style-name="Source_20_Text"/></text:p>
      <text:p text:style-name="Standard"><text:span text:style-name="Source_20_Text">proc</text:span><text:span text:style-name="Source_20_Text"><text:span text:style-name="T1"> has been part of Linux since the early days. Its original purpose was to expose information about processes to user space, hence the name. To this end, there is a directory for each process named </text:span></text:span><text:span text:style-name="Source_20_Text">/proc/&lt;PID&gt;</text:span></text:p>
      <text:p text:style-name="Standard"><text:span text:style-name="Source_20_Text"><text:span text:style-name="T1"/></text:span></text:p>
      <text:p text:style-name="Standard"><text:span text:style-name="Source_20_Text"><text:span text:style-name="T1">Finally, in </text:span></text:span><text:span text:style-name="Source_20_Text">/proc/sys</text:span><text:span text:style-name="Source_20_Text"><text:span text:style-name="T1">, there are files that display and control the state and behavior of kernel subsystems, especially scheduling, memory management, and networking. </text:span></text:span></text:p>
      <text:p text:style-name="Standard"><text:span text:style-name="Source_20_Text"><text:span text:style-name="T1"/></text:span></text:p>
      <text:p text:style-name="Standard"><text:span text:style-name="Source_20_Text"><text:span text:style-name="T3">T</text:span></text:span><text:span text:style-name="Source_20_Text"><text:span text:style-name="T1">he role of </text:span></text:span><text:span text:style-name="Source_20_Text">sysfs</text:span><text:span text:style-name="Source_20_Text"><text:span text:style-name="T1"> is to present the kernel </text:span></text:span><text:span text:style-name="Source_20_Text"><text:span text:style-name="Emphasis"><text:span text:style-name="T1">driver model</text:span></text:span></text:span><text:span text:style-name="Source_20_Text"><text:span text:style-name="T1"> to user space. It exports a hierarchy of files relating to devices and device drivers and the way they are connected to each other. </text:span></text:span></text:p>
      <text:p text:style-name="Standard"><text:span text:style-name="Source_20_Text"><text:span text:style-name="T1"/></text:span></text:p>
      <text:p text:style-name="Standard"><text:span text:style-name="Source_20_Text"><text:span text:style-name="T1"/></text:span></text:p>
      <text:p text:style-name="Standard"><text:span text:style-name="Source_20_Text"><text:span text:style-name="T1"/></text:span></text:p>
      <text:p text:style-name="Standard"><text:span text:style-name="Source_20_Text"><text:span text:style-name="T1"/></text:span></text:p>
      <text:p text:style-name="Standard"><text:span text:style-name="Source_20_Text"><text:span text:style-name="T1"/></text:span></text:p>
      <text:p text:style-name="Text_20_body"><text:span text:style-name="Source_20_Text"><text:span text:style-name="T1">The format of the </text:span></text:span><text:span text:style-name="Source_20_Text">mount</text:span><text:span text:style-name="Source_20_Text"><text:span text:style-name="T1"> command is as follows:</text:span></text:span></text:p>
      <text:p text:style-name="Standard"><text:span text:style-name="Source_20_Text"><text:span text:style-name="T1">mount [-t vfstype] [-o options] device directory</text:span></text:span></text:p>
      <text:p text:style-name="Standard"><text:span text:style-name="Source_20_Text"><text:span text:style-name="T1"/></text:span></text:p>
      <text:p text:style-name="Standard"><text:span text:style-name="Source_20_Text"><text:span text:style-name="T1"/></text:span></text:p>
      <text:p text:style-name="Standard"><text:span text:style-name="Source_20_Text"><text:span text:style-name="T1"/></text:span></text:p>
      <text:h text:style-name="P1" text:outline-level="3"><text:span text:style-name="Source_20_Text">Root Filesystem Types</text:span></text:h>
      <text:p text:style-name="P16"><text:span text:style-name="Source_20_Text"><text:span text:style-name="T4"/></text:span></text:p>
      <text:p text:style-name="P21"><text:span text:style-name="Source_20_Text"><text:span text:style-name="T5">T</text:span></text:span><text:span text:style-name="Source_20_Text"><text:span text:style-name="T4">hree possibilities:</text:span></text:span></text:p>
      <text:list xml:id="list3224861870" text:style-name="L6">
        <text:list-item>
          <text:p text:style-name="P47"><text:span text:style-name="Strong_20_Emphasis">initramfs</text:span>: Also known as a ramdisk, this is a filesystem image that is loaded into RAM by the bootloader. Ramdisks are easy to create and have no dependencies on mass storage drivers. They can be used in fallback maintenance mode when the main root filesystem needs updating. They can even be used as the main root filesystem in small embedded devices, and they are commonly used as the early user space in mainstream Linux distributions.</text:p>
        </text:list-item>
      </text:list>
      <text:list xml:id="list3716577920" text:style-name="L7">
        <text:list-item>
          <text:p text:style-name="P48"><text:span text:style-name="Strong_20_Emphasis">Disk image</text:span>: This is a copy of the root filesystem formatted and ready to be loaded onto a mass storage device on the target. For example, it could be an image in the <text:span text:style-name="Source_20_Text">ext4</text:span> format ready to be copied onto an SD card, or it could be in the <text:span text:style-name="Source_20_Text">jffs2</text:span> format ready to be loaded into flash memory via the bootloader. Creating a disk image is probably the most common option. </text:p>
        </text:list-item>
        <text:list-item>
          <text:p text:style-name="P48"><text:span text:style-name="Source_20_Text"><text:span text:style-name="Strong_20_Emphasis"><text:span text:style-name="T4">Network filesystem</text:span></text:span></text:span><text:span text:style-name="Source_20_Text"><text:span text:style-name="T4">: The staging directory can be exported to the network via an NFS server and mounted by the target at boot time. This is often done during the development phase, in preference to repeated cycles of creating a disk image and reloading it onto the mass storage device, which is quite a slow process.</text:span></text:span></text:p>
        </text:list-item>
      </text:list>
      <text:p text:style-name="Text_20_body"><text:span text:style-name="Source_20_Text"><text:span text:style-name="T4"/></text:span></text:p>
      <text:p text:style-name="Text_20_body"><text:span text:style-name="Source_20_Text"><text:span text:style-name="T4"/></text:span></text:p>
      <text:p text:style-name="Standard"/>
      <text:h text:style-name="P23" text:outline-level="2">Creating initramfs</text:h>
      <text:p text:style-name="P17"/>
      <text:p text:style-name="P49">An initial RAM filesystem, or <text:span text:style-name="Source_20_Text">initramfs</text:span>, is a compressed <text:span text:style-name="Source_20_Text">cpio</text:span> archive. <text:span text:style-name="Source_20_Text">cpio</text:span> is an old Unix archive format, similar to TAR and ZIP but easier to decode and so requiring less code in the kernel. You need to configure your kernel with <text:span text:style-name="Source_20_Text">CONFIG_BLK_DEV_INITRD</text:span> to support <text:span text:style-name="Source_20_Text">initramfs</text:span>.</text:p>
      <text:p text:style-name="P17"/>
      <text:p text:style-name="P30"><text:span text:style-name="T6">T</text:span>here are three different ways to create a boot ramdisk: </text:p>
      <text:p text:style-name="P30">as a standalone <text:span text:style-name="Source_20_Text">cpio</text:span> archive, </text:p>
      <text:p text:style-name="P30">as a <text:span text:style-name="Source_20_Text">cpio</text:span> archive embedded in the kernel image, and </text:p>
      <text:p text:style-name="P30">as a device table which the kernel build system processes as part of the build.</text:p>
      <text:p text:style-name="P17"/>
      <text:p text:style-name="Standard"/>
      <text:p text:style-name="P33">Standalone initramfs</text:p>
      <text:p text:style-name="P31"/>
      <text:p text:style-name="P31">$ cd ~/rootfs</text:p>
      <text:p text:style-name="P31">$ find . | cpio -H newc -ov --owner root:root &gt; ../initramfs.cpio</text:p>
      <text:p text:style-name="P31">$ cd ..</text:p>
      <text:p text:style-name="P31">$ gzip initramfs.cpio</text:p>
      <text:p text:style-name="P31">$ mkimage -A arm -O linux -T ramdisk -d initramfs.cpio.gz uRamdisk</text:p>
      <text:p text:style-name="P31"/>
      <text:p text:style-name="P31"/>
      <text:p text:style-name="P31"/>
      <text:p text:style-name="P34">Booting the initramfs</text:p>
      <text:p text:style-name="P36"/>
      <text:p text:style-name="P37"><text:span text:style-name="T8">B</text:span><text:span text:style-name="T7">y adding </text:span><text:span text:style-name="Source_20_Text"><text:span text:style-name="T7">rdinit=/bin/sh</text:span></text:span><text:span text:style-name="T7"> to the kernel command line, </text:span>run a shell on the console so that we can interact with the target. </text:p>
      <text:p text:style-name="P37"/>
      <text:p text:style-name="P37"/>
      <text:p text:style-name="P32">Building an initramfs into the kernel image</text:p>
      <text:p text:style-name="P37"/>
      <text:p text:style-name="P37"><text:span text:style-name="T9">C</text:span><text:span text:style-name="T7">hange the kernel configuration and set </text:span><text:span text:style-name="Source_20_Text"><text:span text:style-name="T7">CONFIG_INITRAMFS_SOURCE</text:span></text:span><text:span text:style-name="T7"> to the full path of the </text:span><text:span text:style-name="Source_20_Text"><text:span text:style-name="T7">cpio</text:span></text:span><text:span text:style-name="T7"> archive you created. </text:span><text:span text:style-name="T10">I</text:span>t has to be the uncompressed <text:span text:style-name="Source_20_Text">cpio</text:span> file ending in <text:span text:style-name="Source_20_Text">.cpio</text:span>, not the <text:span text:style-name="Source_20_Text">gzipped</text:span> version. Then, build the kernel.</text:p>
      <text:p text:style-name="P37"/>
      <text:p text:style-name="P37"/>
      <text:p text:style-name="P32">Building an initramfs using a device table</text:p>
      <text:p text:style-name="P37"/>
      <text:p text:style-name="P37"><text:span text:style-name="T7">A device table is a text file that lists the files, directories, device nodes, and links that go into an archive or filesystem image. </text:span>You can even create device nodes without needing root privileges. All this is possible because the archive is just a data file. It is only when it is expanded by Linux at boot time that real files and directories get created, using the attributes you have specified.</text:p>
      <text:p text:style-name="P37"/>
      <text:p text:style-name="P37">You write the device table file, and then point <text:span text:style-name="Source_20_Text">CONFIG_INITRAMFS_SOURCE</text:span> at it. Then, when you build the kernel, it creates the <text:span text:style-name="Source_20_Text">cpio</text:span> archive from the instructions in the device table. At no point do you need root access.</text:p>
      <text:p text:style-name="P37"/>
      <text:p text:style-name="P38"/>
      <text:p text:style-name="P43">Eg:</text:p>
      <text:p text:style-name="P38"/>
      <text:p text:style-name="P38">dir /bin 775 0 0</text:p>
      <text:p text:style-name="P38">dir /sys 775 0 0</text:p>
      <text:p text:style-name="P38">dir /tmp 775 0 0</text:p>
      <text:p text:style-name="P38">dir /dev 775 0 0</text:p>
      <text:p text:style-name="P38">nod /dev/null 666 0 0 c 1 3</text:p>
      <text:p text:style-name="P38">nod /dev/console 600 0 0 c 5 1</text:p>
      <text:p text:style-name="P38">dir /home 775 0 0</text:p>
      <text:p text:style-name="P38">dir /proc 775 0 0</text:p>
      <text:p text:style-name="P38">dir /lib 775 0 0</text:p>
      <text:p text:style-name="P38">slink /lib/libm.so.6 libm-2.22.so 777 0 0</text:p>
      <text:p text:style-name="P38">slink /lib/libc.so.6 libc-2.22.so 777 0 0</text:p>
      <text:p text:style-name="P38">slink /lib/ld-linux-armhf.so.3 ld-2.22.so 777 0 0</text:p>
      <text:p text:style-name="P38">file /lib/libm-2.22.so /home/chris/rootfs/lib/libm-2.22.so 755 0 0</text:p>
      <text:p text:style-name="P38">file /lib/libc-2.22.so /home/chris/rootfs/lib/libc-2.22.so 755 0 0</text:p>
      <text:p text:style-name="P38">file /lib/ld-2.22.so /home/chris/rootfs/lib/ld-2.22.so 755 0 0</text:p>
      <text:p text:style-name="P38"/>
      <text:p text:style-name="P38"/>
      <text:p text:style-name="P51">The syntax is fairly obvious:</text:p>
      <text:list xml:id="list2507184001" text:style-name="L8">
        <text:list-item>
          <text:p text:style-name="P63"><text:span text:style-name="Source_20_Text">dir &lt;name&gt; &lt;mode&gt; &lt;uid&gt; &lt;gid&gt;</text:span></text:p>
        </text:list-item>
        <text:list-item>
          <text:p text:style-name="P63"><text:span text:style-name="Source_20_Text">file &lt;name&gt; &lt;location&gt; &lt;mode&gt; &lt;uid&gt; &lt;gid&gt;</text:span></text:p>
        </text:list-item>
        <text:list-item>
          <text:p text:style-name="P63"><text:span text:style-name="Source_20_Text">nod &lt;name&gt; &lt;mode&gt; &lt;uid&gt; &lt;gid&gt; &lt;dev_type&gt; &lt;maj&gt; &lt;min&gt;</text:span></text:p>
        </text:list-item>
        <text:list-item>
          <text:p text:style-name="P50"><text:span text:style-name="Source_20_Text">slink &lt;name&gt; &lt;target&gt; &lt;mode&gt; &lt;uid&gt; &lt;gid&gt;</text:span></text:p>
        </text:list-item>
      </text:list>
      <text:p text:style-name="Text_20_body">The commands <text:span text:style-name="Source_20_Text">dir</text:span>, <text:span text:style-name="Source_20_Text">nod</text:span>, and <text:span text:style-name="Source_20_Text">slink</text:span> create a file system object in the <text:span text:style-name="Source_20_Text">initramfs cpio</text:span> archive with the name, mode, user ID and group ID given. The <text:span text:style-name="Source_20_Text">file</text:span> command copies the file from the source location into the archive and sets the mode, the user ID, and the group ID.</text:p>
      <text:p text:style-name="P38"/>
      <text:p text:style-name="P38"/>
      <text:p text:style-name="P38">The task of creating an <text:span text:style-name="Source_20_Text">initramfs</text:span> device table from scratch is made easier by a script in the kernel source code in <text:span text:style-name="Source_20_Text">scripts/gen_initramfs_list.sh</text:span>, which creates a device table from a given directory. </text:p>
      <text:p text:style-name="P38"/>
      <text:p text:style-name="P39">$ bash linux-stable/scripts/gen_initramfs_list.sh <text:s/>-u 1000 -g 1000 \</text:p>
      <text:p text:style-name="P39">rootfs &gt; initramfs-device-table</text:p>
      <text:p text:style-name="P38"/>
      <text:p text:style-name="P38"/>
      <text:p text:style-name="P38"/>
      <text:h text:style-name="P1" text:outline-level="3">The init program</text:h>
      <text:p text:style-name="P41"/>
      <text:p text:style-name="P41">Unix systems run a program called init that starts up and monitors other programs.</text:p>
      <text:p text:style-name="P41"/>
      <text:p text:style-name="P41"/>
      <text:p text:style-name="P41">The init program begins by reading the configuration file, <text:span text:style-name="Source_20_Text">/etc/inittab</text:span>. Here is a simple example:</text:p>
      <text:p text:style-name="P40">::sysinit:/etc/init.d/rcS</text:p>
      <text:p text:style-name="P40">::askfirst:-/bin/ash</text:p>
      <text:p text:style-name="P41"/>
      <text:p text:style-name="P41"/>
      <text:p text:style-name="P41">The first line runs a shell script, <text:span text:style-name="Source_20_Text">rcS</text:span>, when init is started. The second line prints the message <text:span text:style-name="Source_20_Text">Please press Enter to activate this console</text:span> to the console and starts a shell when you press <text:span text:style-name="Emphasis">Enter</text:span>. The leading <text:span text:style-name="Source_20_Text">-</text:span> before <text:span text:style-name="Source_20_Text">/bin/ash</text:span> means that it will become a login shell, which sources <text:span text:style-name="Source_20_Text">/etc/profile</text:span> and <text:span text:style-name="Source_20_Text">$HOME/.profile</text:span> before giving the shell prompt. One of the advantages of launching the shell like this is that job control is <text:span text:style-name="Emphasis">enabled</text:span>. The most immediate effect is that you can use <text:span text:style-name="Emphasis">Ctrl</text:span> + <text:span text:style-name="Emphasis">C</text:span> to terminate the current program. </text:p>
      <text:p text:style-name="P41"/>
      <text:p text:style-name="P41">BusyBox init provides a default <text:span text:style-name="Source_20_Text">inittab</text:span> if none is present in the root filesystem. </text:p>
      <text:p text:style-name="P41"/>
      <text:p text:style-name="P52">The script called <text:span text:style-name="Source_20_Text">/etc/init.d/rcS</text:span> is the place to put initialization commands that need to be performed at boot, for example, mounting the <text:span text:style-name="Source_20_Text">proc</text:span> and <text:span text:style-name="Source_20_Text">sysfs</text:span> filesystems:</text:p>
      <text:p text:style-name="P40">#!/bin/sh</text:p>
      <text:p text:style-name="P40">mount -t proc proc /proc</text:p>
      <text:p text:style-name="P40">mount -t sysfs sysfs /sys</text:p>
      <text:p text:style-name="P41"/>
      <text:p text:style-name="P41"/>
      <text:p text:style-name="P35">Daemon process</text:p>
      <text:p text:style-name="P42"/>
      <text:p text:style-name="P42">The purpose of <text:span text:style-name="Source_20_Text">syslogd</text:span> is to accumulate log messages from other programs, mostly other daemons. </text:p>
      <text:p text:style-name="P42"/>
      <text:p text:style-name="P53">Starting the daemon is as simple as adding a line like this to <text:span text:style-name="Source_20_Text">etc/inittab</text:span>:</text:p>
      <text:p text:style-name="P54">::respawn:/sbin/syslogd -n</text:p>
      <text:p text:style-name="P53"><text:span text:style-name="Source_20_Text">respawn</text:span> means that if the program terminates, it will be automatically restarted; <text:span text:style-name="Source_20_Text">-n</text:span> means that it should run as a foreground process. The log is written to <text:span text:style-name="Source_20_Text">/var/log/messages</text:span>.</text:p>
      <text:p text:style-name="P53">You may also want to start <text:span text:style-name="Source_20_Text">klogd</text:span> in the same way: <text:span text:style-name="Source_20_Text">klogd</text:span> sends kernel log messages to <text:span text:style-name="Source_20_Text">syslogd</text:span> so that they can be logged to permanent storage.</text:p>
      <text:p text:style-name="P53"/>
      <text:p text:style-name="P53"><text:span text:style-name="T11">I</text:span>n <text:span text:style-name="Source_20_Text">/etc/passwd,</text:span><text:span text:style-name="Source_20_Text"><text:span text:style-name="T12">se</text:span></text:span>tting the shell for user <text:span text:style-name="Source_20_Text">daemon</text:span> to <text:span text:style-name="Source_20_Text">/bin/false</text:span> ensures that any attempt to log on with that name will fail.</text:p>
      <text:p text:style-name="P53"/>
      <text:p text:style-name="P53">Various programs have to read <text:span text:style-name="Source_20_Text">/etc/passwd</text:span> in order to look up user names and UIDs, and so the file has to be world readable.</text:p>
      <text:p text:style-name="P53"><text:soft-page-break/>The file called <text:span text:style-name="Source_20_Text">/etc/shadow</text:span> only needs to be accessed by <text:span text:style-name="Source_20_Text">root</text:span>, so as long as the <text:span text:style-name="Source_20_Text">root</text:span> user is not compromised, the passwords are safe.</text:p>
      <text:p text:style-name="P53"/>
      <text:p text:style-name="P53"/>
      <text:p text:style-name="P53"/>
      <text:p text:style-name="P56">Creating device node automatically</text:p>
      <text:p text:style-name="P55">here are other ways to create device nodes automatically on demand:</text:p>
      <text:list xml:id="list2554515562" text:style-name="L9">
        <text:list-item>
          <text:p text:style-name="P64"><text:span text:style-name="Source_20_Text">devtmpfs</text:span>: This is a pseudo filesystem that you mount over <text:span text:style-name="Source_20_Text">/dev</text:span> at boot time. The kernel populates it with device nodes for all the devices that the kernel currently knows about, and it creates nodes for new devices as they are detected at runtime. The nodes are owned by <text:span text:style-name="Source_20_Text">root</text:span> and have default permissions of <text:span text:style-name="Source_20_Text">0600</text:span>. Some well-known device nodes, such as <text:span text:style-name="Source_20_Text">/dev/null</text:span> and <text:span text:style-name="Source_20_Text">/dev/random</text:span>, override the default to <text:span text:style-name="Source_20_Text">0666</text:span>. </text:p>
        </text:list-item>
        <text:list-item>
          <text:p text:style-name="P64"><text:span text:style-name="Source_20_Text">mdev</text:span>: This is a BusyBox applet that is used to populate a directory with device nodes and to create new nodes as needed. There is a configuration file, <text:span text:style-name="Source_20_Text">/etc/mdev.conf</text:span>, which contains rules for ownership and the mode of the nodes.</text:p>
        </text:list-item>
        <text:list-item>
          <text:p text:style-name="P57"><text:span text:style-name="Source_20_Text">udev</text:span>: This is the mainstream equivalent of mdev. You will find it on desktop Linux and in some embedded devices. It is very flexible and a good choice for higher end embedded devices. It is now part of <text:span text:style-name="Source_20_Text">systemd</text:span>.</text:p>
        </text:list-item>
      </text:list>
      <text:p text:style-name="P55"/>
      <text:p text:style-name="P55">Although both <text:span text:style-name="Source_20_Text">mdev</text:span> and <text:span text:style-name="Source_20_Text">udev</text:span> create the device nodes themselves, it is more usual to let <text:span text:style-name="Source_20_Text">devtmpfs</text:span> do the job and use <text:span text:style-name="Source_20_Text">mdev/udev</text:span> as a layer on top to implement the policy for setting ownership and permissions.</text:p>
      <text:p text:style-name="P55"/>
      <text:p text:style-name="P58"><text:span text:style-name="T13">Support for the </text:span><text:span text:style-name="Source_20_Text"><text:span text:style-name="T13">devtmpfs</text:span></text:span><text:span text:style-name="T13"> filesystem is controlled by kernel configuration variable: </text:span><text:span text:style-name="Source_20_Text"><text:span text:style-name="T13">CONFIG_DEVTMPFS</text:span></text:span><text:span text:style-name="T13">. </text:span>Trying out <text:span text:style-name="Source_20_Text">devtmpfs</text:span> is as simple as entering this command:</text:p>
      <text:p text:style-name="P24"><text:span text:style-name="Source_20_Text"><text:span text:style-name="Strong_20_Emphasis"># mount -t devtmpfs devtmpfs /dev</text:span></text:span></text:p>
      <text:p text:style-name="P58"/>
      <text:p text:style-name="P58">If you enable <text:span text:style-name="Source_20_Text">CONFIG_DEVTMPFS_MOUNT</text:span> in your kernel configuration, the kernel will automatically mount <text:span text:style-name="Source_20_Text">devtmpfs</text:span> just after mounting the root filesystem.</text:p>
      <text:p text:style-name="P58"/>
      <text:p text:style-name="P58"/>
      <text:h text:style-name="P1" text:outline-level="3">NFS</text:h>
      <text:p text:style-name="P59">The main network configuration is stored in <text:span text:style-name="Source_20_Text">/etc/network/interfaces</text:span>. You will need to create these directories in the staging directory:</text:p>
      <text:p text:style-name="P25"><text:span text:style-name="Source_20_Text">etc/network</text:span></text:p>
      <text:p text:style-name="Preformatted_20_Text"><text:span text:style-name="Source_20_Text">etc/network/if-pre-up.d</text:span></text:p>
      <text:p text:style-name="Preformatted_20_Text"><text:span text:style-name="Source_20_Text">etc/network/if-up.d</text:span></text:p>
      <text:p text:style-name="P26"><text:span text:style-name="Source_20_Text">var/run</text:span></text:p>
      <text:p text:style-name="P59"/>
      <text:p text:style-name="P59">For a static IP address, <text:span text:style-name="Source_20_Text">/etc/network/interfaces</text:span> would look like this:</text:p>
      <text:p text:style-name="P25"><text:span text:style-name="Source_20_Text">auto lo</text:span></text:p>
      <text:p text:style-name="Preformatted_20_Text"><text:span text:style-name="Source_20_Text">iface lo inet loopback</text:span></text:p>
      <text:p text:style-name="Preformatted_20_Text"/>
      <text:p text:style-name="Preformatted_20_Text"><text:span text:style-name="Source_20_Text">auto eth0</text:span></text:p>
      <text:p text:style-name="Preformatted_20_Text"><text:span text:style-name="Source_20_Text">iface eth0 inet static</text:span></text:p>
      <text:p text:style-name="Preformatted_20_Text"><text:span text:style-name="Source_20_Text"><text:s text:c="4"/>address 192.168.1.101</text:span></text:p>
      <text:p text:style-name="Preformatted_20_Text"><text:span text:style-name="Source_20_Text"><text:s text:c="4"/>netmask 255.255.255.0</text:span></text:p>
      <text:p text:style-name="P26"><text:span text:style-name="Source_20_Text"><text:s text:c="4"/>network 192.168.1.0</text:span></text:p>
      <text:p text:style-name="P59"/>
      <text:p text:style-name="P59">For a dynamic IP address allocated using DHCP,<text:span text:style-name="Source_20_Text">/etc/network/interfaces</text:span>would look like this:</text:p>
      <text:p text:style-name="P25"><text:span text:style-name="Source_20_Text">auto lo</text:span></text:p>
      <text:p text:style-name="Preformatted_20_Text"><text:span text:style-name="Source_20_Text">iface lo inet loopback</text:span></text:p>
      <text:p text:style-name="Preformatted_20_Text"/>
      <text:p text:style-name="Preformatted_20_Text"><text:span text:style-name="Source_20_Text">auto eth0</text:span></text:p>
      <text:p text:style-name="P26"><text:span text:style-name="Source_20_Text">iface eth0 inet dhcp</text:span></text:p>
      <text:p text:style-name="P59"/>
      <text:p text:style-name="P59"><text:span text:style-name="T14">C</text:span>onfigure a DHCP client program. BusyBox has one named <text:span text:style-name="Source_20_Text">udchpcd</text:span>. It needs a shell script that should go in <text:span text:style-name="Source_20_Text">/usr/share/udhcpc/default.script</text:span>. There is a suitable default in the BusyBox source code in the directory <text:span text:style-name="Source_20_Text">examples/udhcp/simple.script</text:span>.</text:p>
      <text:p text:style-name="P59"/>
      <text:p text:style-name="P32">Network components for glibc</text:p>
      <text:p text:style-name="Text_20_body"><text:span text:style-name="Source_20_Text"/></text:p>
      <text:p text:style-name="Text_20_body"><text:span text:style-name="Source_20_Text">glibc</text:span> uses a mechanism known as the<text:span text:style-name="Strong_20_Emphasis">name service switch</text:span> (<text:span text:style-name="Strong_20_Emphasis">NSS</text:span>) to control the way that names are resolved to numbers for networking and users. Usernames, for example, maybe resolved to UIDs via the file <text:span text:style-name="Source_20_Text">/etc/passwd</text:span>, and network services such as HTTP can be resolved to the service port number via <text:span text:style-name="Source_20_Text">/etc/services</text:span>. All this is configured by <text:span text:style-name="Source_20_Text">/etc/nsswitch.conf</text:span></text:p>
      <text:p text:style-name="P59"/>
      <text:p text:style-name="P66"/>
      <text:p text:style-name="P55"/>
      <text:p text:style-name="P53"/>
      <text:p text:style-name="P65"/>
      <text:p text:style-name="P65"/>
      <text:p text:style-name="P5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07T22:29:16.369045187</meta:creation-date>
    <meta:generator>LibreOffice/6.4.4.2$Linux_X86_64 LibreOffice_project/40$Build-2</meta:generator>
    <dc:date>2020-07-12T15:24:15.595524219</dc:date>
    <meta:editing-duration>P4DT3H36M7S</meta:editing-duration>
    <meta:editing-cycles>78</meta:editing-cycles>
    <meta:document-statistic meta:table-count="0" meta:image-count="0" meta:object-count="0" meta:page-count="14" meta:paragraph-count="175" meta:word-count="3004" meta:character-count="17570" meta:non-whitespace-character-count="14746"/>
  </office:meta>
</office:document-meta>
</file>